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1c0851" officeooo:paragraph-rsid="001c0851"/>
    </style:style>
    <style:style style:name="P2" style:family="paragraph" style:parent-style-name="Standard">
      <style:paragraph-properties fo:line-height="200%" fo:text-align="center" style:justify-single-word="false"/>
      <style:text-properties officeooo:rsid="001c0851" officeooo:paragraph-rsid="001c0851"/>
    </style:style>
    <style:style style:name="P3" style:family="paragraph" style:parent-style-name="Standard">
      <style:paragraph-properties fo:line-height="200%" fo:text-align="start" style:justify-single-word="false"/>
      <style:text-properties officeooo:rsid="001c0851" officeooo:paragraph-rsid="001c0851"/>
    </style:style>
    <style:style style:name="P4" style:family="paragraph" style:parent-style-name="Standard">
      <style:paragraph-properties fo:line-height="200%" fo:text-align="start" style:justify-single-word="false"/>
      <style:text-properties officeooo:rsid="001c0851" officeooo:paragraph-rsid="001c0851"/>
    </style:style>
    <style:style style:name="P5" style:family="paragraph" style:parent-style-name="Standard">
      <style:paragraph-properties fo:line-height="200%" fo:text-align="start" style:justify-single-word="false"/>
      <style:text-properties officeooo:rsid="001c706f" officeooo:paragraph-rsid="001c706f"/>
    </style:style>
    <style:style style:name="P6" style:family="paragraph" style:parent-style-name="Standard">
      <style:paragraph-properties fo:line-height="200%" fo:text-align="start" style:justify-single-word="false"/>
      <style:text-properties officeooo:rsid="001dd794" officeooo:paragraph-rsid="001dd794"/>
    </style:style>
    <style:style style:name="P7" style:family="paragraph" style:parent-style-name="Standard">
      <style:paragraph-properties fo:line-height="200%" fo:text-align="start" style:justify-single-word="false"/>
      <style:text-properties officeooo:rsid="001de562" officeooo:paragraph-rsid="001de562"/>
    </style:style>
    <style:style style:name="P8" style:family="paragraph" style:parent-style-name="Standard">
      <style:paragraph-properties fo:line-height="200%" fo:text-align="start" style:justify-single-word="false"/>
      <style:text-properties officeooo:rsid="001e66e8" officeooo:paragraph-rsid="001e66e8"/>
    </style:style>
    <style:style style:name="P9" style:family="paragraph" style:parent-style-name="Standard">
      <style:paragraph-properties fo:line-height="200%" fo:text-align="start" style:justify-single-word="false">
        <style:tab-stops>
          <style:tab-stop style:position="4.0445in"/>
        </style:tab-stops>
      </style:paragraph-properties>
      <style:text-properties officeooo:rsid="001fee63" officeooo:paragraph-rsid="001fee63"/>
    </style:style>
    <style:style style:name="P10" style:family="paragraph" style:parent-style-name="Standard">
      <style:paragraph-properties fo:line-height="200%" fo:text-align="start" style:justify-single-word="false"/>
      <style:text-properties officeooo:rsid="0023ec30" officeooo:paragraph-rsid="0023ec30"/>
    </style:style>
    <style:style style:name="P11" style:family="paragraph" style:parent-style-name="Standard">
      <style:paragraph-properties fo:line-height="200%" fo:text-align="start" style:justify-single-word="false"/>
      <style:text-properties officeooo:rsid="00285f0e" officeooo:paragraph-rsid="00285f0e"/>
    </style:style>
    <style:style style:name="T1" style:family="text">
      <style:text-properties officeooo:rsid="001e048b"/>
    </style:style>
    <style:style style:name="T2" style:family="text">
      <style:text-properties officeooo:rsid="001e66e8"/>
    </style:style>
    <style:style style:name="T3" style:family="text">
      <style:text-properties officeooo:rsid="001fee63"/>
    </style:style>
    <style:style style:name="T4" style:family="text">
      <style:text-properties officeooo:rsid="0020e791"/>
    </style:style>
    <style:style style:name="T5" style:family="text">
      <style:text-properties officeooo:rsid="00220809"/>
    </style:style>
    <style:style style:name="T6" style:family="text">
      <style:text-properties officeooo:rsid="00271e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ek Yardas</text:p>
      <text:p text:style-name="P1">SPN 217</text:p>
      <text:p text:style-name="P1">Yvette Aparicio</text:p>
      <text:p text:style-name="P2">Tarea para 10/4/17</text:p>
      <text:p text:style-name="P2"/>
      <text:p text:style-name="P3"><text:tab/>Preguntas de discución:</text:p>
      <text:p text:style-name="P3">-¿Sobre qué es esta canción? ¿Cómo se habla de este tema o estos temas?</text:p>
      <text:p text:style-name="P5">Esta canción es sobre lo que debe hacer cuando se encuentra “La negra” (La Santa Muerte).</text:p>
      <text:p text:style-name="P8">La Santa Muerte es una <text:span text:style-name="T3">figura importante en la cultura mexicana que tiene raices en los costumbres y creencias de los Nahuas, que estaban una gente indigena mexicana. Su imagen es muy visible acerca del Día de los Muertos.</text:span></text:p>
      <text:p text:style-name="P9">La canción se habla del tema en el contexto de una fiesta <text:span text:style-name="T4">(</text:span>Refiere a “<text:span text:style-name="T4">la lujuria y el deseo, son dos fuegos que queman aquí,” “cuando la luna sale a brillar, todo puede suceder,” “porque no sabes que vas a vender, aquí, porque no sabes que vas a perder, más que...” Estos son ambiguos, y los esribiré en el papel en clase hoy).</text:span></text:p>
      <text:p text:style-name="P5"/>
      <text:p text:style-name="P3">-¿Cómo se caracteriza la Muerte en esta canción? ¿Cómo es descrita?</text:p>
      <text:p text:style-name="P8">La Muerte se caracteriza como <text:span text:style-name="T5">una persona que quiere bailar.</text:span></text:p>
      <text:p text:style-name="P3"/>
      <text:p text:style-name="P3">-¿Qué recomienda la canción que haga el oyente si se encuentra con “la negra”?</text:p>
      <text:p text:style-name="P6">Recomienda que <text:span text:style-name="T2">el oyente diga que “sí” cuando la Negra lo invite a bailar.</text:span></text:p>
      <text:p text:style-name="P3"/>
      <text:p text:style-name="P3">-Caractericen el video: ¿Qué imágenes se ven? ¿Cómo son? ¿Qué comunica el video?</text:p>
      <text:p text:style-name="P10">Es muy disfrutado, <text:span text:style-name="T6">hay muchas colores, un grupo de personas va a la calle y a la ciudad.</text:span></text:p>
      <text:p text:style-name="P3"/>
      <text:p text:style-name="P3"><text:soft-page-break/>-¿Qué conexiones ven entre la letra de la canción y el video?</text:p>
      <text:p text:style-name="P7"><text:span text:style-name="T1">La música</text:span> de la canción es muy alegre, enérgic<text:span text:style-name="T1">o, optimista. Las personas en el video están muy alegres, enérgicos, optimistas también.</text:span></text:p>
      <text:p text:style-name="P10">La letra refiere al bailando, y en el video, muchas personas bailan.</text:p>
      <text:p text:style-name="P10"/>
      <text:p text:style-name="P3"/>
      <text:p text:style-name="P3">-¿Qué es el mensaje de la canción? ¿Cómo se comunica este mensaje? Dé ejemplos específicos de la letra (las palabras) y de las imágenes de la letra y del video.</text:p>
      <text:p text:style-name="P11">El mensaje es que nadie debe tener miedo de la muerte y tomar riesgos y aceptar que la vida es temporal.</text:p>
      <text:p text:style-name="P11">(“Cuando la luna sale a brillar, todo puede suceder,” en el video todos las personas se disfrutan, no tienen cuidado de lo que puede suceder)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20:08:04.671975000</meta:creation-date>
    <dc:date>2017-10-04T12:34:02.478555000</dc:date>
    <meta:editing-duration>PT2H17M22S</meta:editing-duration>
    <meta:editing-cycles>9</meta:editing-cycles>
    <meta:generator>LibreOffice/5.2.5.1$MacOSX_X86_64 LibreOffice_project/0312e1a284a7d50ca85a365c316c7abbf20a4d22</meta:generator>
    <meta:document-statistic meta:table-count="0" meta:image-count="0" meta:object-count="0" meta:page-count="2" meta:paragraph-count="21" meta:word-count="345" meta:character-count="1899" meta:non-whitespace-character-count="1574"/>
  </office:meta>
</office:document-meta>
</file>